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text-properties style:font-name="Calibri" style:font-name-complex="Calibri1"/>
    </style:style>
    <style:style style:name="P3" style:family="paragraph" style:parent-style-name="Standard">
      <style:text-properties officeooo:paragraph-rsid="00049c5e"/>
    </style:style>
    <style:style style:name="P4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5" style:family="paragraph" style:parent-style-name="Standard">
      <style:text-properties officeooo:paragraph-rsid="00054273"/>
    </style:style>
    <style:style style:name="P6" style:family="paragraph" style:parent-style-name="Standard" style:list-style-name="L1"/>
    <style:style style:name="T1" style:family="text">
      <style:text-properties style:font-name="Calibri" style:font-name-complex="Calibri1"/>
    </style:style>
    <style:style style:name="T2" style:family="text">
      <style:text-properties style:font-name="Calibri" officeooo:rsid="00049c5e" style:font-name-complex="Calibri1"/>
    </style:style>
    <style:style style:name="T3" style:family="text">
      <style:text-properties style:font-name="Calibri" officeooo:rsid="00054273" style:font-name-complex="Calibri1"/>
    </style:style>
    <style:style style:name="T4" style:family="text">
      <style:text-properties style:font-name="Calibri" fo:font-weight="bold" style:font-weight-asian="bold" style:font-name-complex="Calibri1" style:font-weight-complex="bold"/>
    </style:style>
    <style:style style:name="T5" style:family="text">
      <style:text-properties style:font-name="Calibri" style:font-name-asian="Courier New" style:font-name-complex="Calibri1"/>
    </style:style>
    <style:style style:name="T6" style:family="text">
      <style:text-properties style:font-name="Segoe UI Symbol" style:font-name-complex="Segoe UI Symbol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Karta pracy – Stałe, zmienne i operatory w JavaScript</text:span></text:h>
      <text:p text:style-name="Standard"><text:span text:style-name="T1">Imię i nazwisko: ______</text:span><text:span text:style-name="T3">Kacper Rączkiewicz</text:span><text:span text:style-name="T1">_____________________</text:span></text:p>
      <text:p text:style-name="Standard"><text:span text:style-name="T1">Klasa: 1 Technik Informatyk</text:span></text:p>
      <text:p text:style-name="Standard"><text:span text:style-name="T1">Data: ___________________________</text:span></text:p>
      <text:h text:style-name="Heading_20_2" text:outline-level="2"><text:span text:style-name="T1">Część 1: Pytania teoretyczne</text:span></text:h>
      <text:p text:style-name="Standard"><text:span text:style-name="T4">Zadanie 1 (2 pkt)</text:span></text:p>
      <text:p text:style-name="Standard"><text:span text:style-name="T1">Wyjaśnij własnymi słowami różnicę między let a const. Kiedy używasz każdego z nich?</text:span></text:p>
      <text:p text:style-name="P3"><text:span text:style-name="T1">Let </text:span>– to zmienna której używa się gdy cos się zmieni</text:p>
      <text:p text:style-name="P4">Const-do stalej wartości takiej która się nie zmienia</text:p>
      <text:p text:style-name="P3"><text:span text:style-name="T1">______________________________________________________________</text:span></text:p>
      <text:p text:style-name="Standard"><text:span text:style-name="T1">___________________________________________________________________</text:span></text:p>
      <text:p text:style-name="Standard"><text:span text:style-name="T1">___________________________________________________________________</text:span></text:p>
      <text:p text:style-name="Standard"><text:span text:style-name="T4">Zadanie 2 (2 pkt)</text:span></text:p>
      <text:p text:style-name="Standard"><text:span text:style-name="T1">Wymień 5 podstawowych typów danych w JavaScript i podaj przykład każdego z nich.</text:span></text:p>
      <text:p text:style-name="Standard"><text:span text:style-name="T1">1. ________</text:span><text:span text:style-name="T2">string</text:span><text:span text:style-name="T1">___________ <text:s/>Przykład: ______</text:span><text:span text:style-name="T2">jabłko</text:span><text:span text:style-name="T1">_____________</text:span></text:p>
      <text:p text:style-name="Standard"><text:span text:style-name="T1">2. _________</text:span><text:span text:style-name="T2">bool</text:span><text:span text:style-name="T1">__________ <text:s/>Przykład: _________</text:span><text:span text:style-name="T2">true , false</text:span><text:span text:style-name="T1">__________</text:span></text:p>
      <text:p text:style-name="Standard"><text:span text:style-name="T1">3. _________</text:span><text:span text:style-name="T2">num</text:span><text:span text:style-name="T1">__________ <text:s/>Przykład: _______</text:span><text:span text:style-name="T2">215</text:span><text:span text:style-name="T1">____________</text:span></text:p>
      <text:p text:style-name="Standard"><text:span text:style-name="T1">4. __________</text:span><text:span text:style-name="T2">float</text:span><text:span text:style-name="T1">_________ <text:s/>Przykład: __________</text:span><text:span text:style-name="T2">2.15</text:span><text:span text:style-name="T1">_________</text:span></text:p>
      <text:p text:style-name="Standard"><text:span text:style-name="T1">5. </text:span><text:span text:style-name="T2">__________array_____________</text:span><text:span text:style-name="T1"> <text:s/>Przykład: ___________</text:span><text:span text:style-name="T2">[jabłko , arbuz]</text:span><text:span text:style-name="T1">________</text:span></text:p>
      <text:p text:style-name="Standard"><text:span text:style-name="T4">Zadanie 3 (2 pkt)</text:span></text:p>
      <text:p text:style-name="Standard"><text:span text:style-name="T1">Co to jest konkatenacja? Jak łączysz teksty w JavaScript? Podaj dwa sposoby.</text:span></text:p>
      <text:p text:style-name="P3"><text:span text:style-name="T1">Sposób 1: _____Konkatencja to </text:span>łączenie stringow czyli np. „jabłko” „+” „arbuz” wynik: jabłkoarbuz</text:p>
      <text:p text:style-name="P3"><text:span text:style-name="T1">______________________________________________________________</text:span></text:p>
      <text:p text:style-name="P3"><text:span text:style-name="T1">Sposób 2: _______Konkatencja to łączenie stringow </text:span><text:span text:style-name="T2">lub</text:span><text:span text:style-name="T1">. „jabłko” „.” „arbuz” wynik: jabłkoarbuz____________________________________________________________</text:span></text:p>
      <text:p text:style-name="Standard"><text:span text:style-name="T4">Zadanie 4 (2 pkt)</text:span></text:p>
      <text:p text:style-name="Standard"><text:span text:style-name="T1">Wyjaśnij różnicę między operatorami ++x a x++. Który zwiększa wartość przed użyciem, a który po?</text:span></text:p>
      <text:p text:style-name="Standard"><text:span text:style-name="T1">_____________</text:span><text:span text:style-name="T2">++X</text:span><text:span text:style-name="T1">_____</text:span><text:span text:style-name="T2">dodaje przed ittearcja</text:span><text:span text:style-name="T1">_________________________________________________</text:span></text:p>
      <text:p text:style-name="Standard"><text:span text:style-name="T1">___________________</text:span><text:span text:style-name="T2">X++</text:span><text:span text:style-name="T1">________</text:span><text:span text:style-name="T2">dodaje po itteracji</text:span><text:span text:style-name="T1">________________________________________</text:span></text:p>
      <text:p text:style-name="Standard"><text:span text:style-name="T1">___________________________________________________________________</text:span></text:p>
      <text:h text:style-name="Heading_20_2" text:outline-level="2"><text:span text:style-name="T1">Część 2: Analiza kodu</text:span></text:h>
      <text:p text:style-name="Standard"><text:span text:style-name="T4">Zadanie 5 (3 pkt)</text:span></text:p>
      <text:p text:style-name="Standard"><text:span text:style-name="T1">Przeanalizuj poniższy kod i odpowiedz na pytania:</text:span></text:p>
      <text:p text:style-name="Standard"><text:span text:style-name="T5"><text:s/>let a = 10; </text:span></text:p>
      <text:p text:style-name="Standard"><text:span text:style-name="T5"><text:s/>let b = 3; </text:span></text:p>
      <text:p text:style-name="Standard"><text:span text:style-name="T5"><text:s/>a += 5; </text:span></text:p>
      <text:p text:style-name="Standard"><text:span text:style-name="T5"><text:s/>b *= 2; </text:span></text:p>
      <text:p text:style-name="Standard"><text:span text:style-name="T5"><text:s/>let wynik = a + b; </text:span></text:p>
      <text:p text:style-name="Standard"><text:span text:style-name="T5"><text:s/>console.log(wynik); </text:span></text:p>
      <text:p text:style-name="Standard"><text:span text:style-name="T1">a) Jaka jest wartość zmiennej 'a' po linii 3? ___</text:span><text:span text:style-name="T2">15</text:span><text:span text:style-name="T1">_______</text:span></text:p>
      <text:p text:style-name="Standard"><text:span text:style-name="T1">b) Jaka jest wartość zmiennej 'b' po linii 4? _______</text:span><text:span text:style-name="T2">6</text:span><text:span text:style-name="T1">___</text:span></text:p>
      <text:p text:style-name="Standard"><text:span text:style-name="T1">c) Co zostanie wyświetlone w konsoli? ______</text:span><text:span text:style-name="T2">21</text:span><text:span text:style-name="T1">____</text:span></text:p>
      <text:p text:style-name="Standard"><text:span text:style-name="T4">Zadanie 6 (3 pkt)</text:span></text:p>
      <text:p text:style-name="Standard"><text:span text:style-name="T1">Co zostanie wyświetlone w konsoli po wykonaniu poniższego kodu?</text:span></text:p>
      <text:p text:style-name="Standard"><text:span text:style-name="T5"><text:s/>let imie = 'Jan'; </text:span></text:p>
      <text:p text:style-name="Standard"><text:span text:style-name="T5"><text:s/>let wiek = 18; </text:span></text:p>
      <text:p text:style-name="Standard"><text:span text:style-name="T5"><text:s/>let wiadomosc = `Witaj, ${imie}! Masz ${wiek} lat.`; </text:span></text:p>
      <text:p text:style-name="Standard"><text:span text:style-name="T5"><text:s/>console.log(wiadomosc); </text:span></text:p>
      <text:p text:style-name="Standard"><text:span text:style-name="T1">Odpowiedź: _______________</text:span><text:span text:style-name="T2">witaj Jan! Masz 18 lat</text:span><text:span text:style-name="T1">____________________________________________________</text:span></text:p>
      <text:h text:style-name="Heading_20_2" text:outline-level="2"><text:span text:style-name="T1">Część 3: Pisanie kodu</text:span></text:h>
      <text:p text:style-name="Standard"><text:span text:style-name="T4">Zadanie 7 (4 pkt)</text:span></text:p>
      <text:p text:style-name="Standard"><text:span text:style-name="T1">Napisz kod, który:</text:span></text:p>
      <text:list xml:id="list859182422" text:style-name="WWNum1">
        <text:list-item text:start-value="1">
          <text:p text:style-name="P1"><text:span text:style-name="T1">Tworzy zmienną 'cena' z wartością 100</text:span></text:p>
        </text:list-item>
        <text:list-item>
          <text:p text:style-name="P1"><text:span text:style-name="T1">Tworzy stałą 'RABAT' z wartością 0.15 (15%)</text:span></text:p>
        </text:list-item>
        <text:list-item>
          <text:p text:style-name="P1"><text:soft-page-break/><text:span text:style-name="T1">Oblicza cenę po rabacie (cena - cena * RABAT)</text:span></text:p>
        </text:list-item>
        <text:list-item>
          <text:p text:style-name="P1"><text:span text:style-name="T1">Wyświetla cenę przed i po rabacie używając template literals</text:span></text:p>
        </text:list-item>
      </text:list>
      <text:p text:style-name="Standard"><text:span text:style-name="T5"><text:s/>// Napisz kod tutaj: </text:span></text:p>
      <text:p text:style-name="Standard"><text:span text:style-name="T1">______________________</text:span><text:span text:style-name="T2">let cena = 100;</text:span><text:span text:style-name="T1">_____________________________________________</text:span></text:p>
      <text:p text:style-name="Standard"><text:span text:style-name="T1">___________________</text:span><text:span text:style-name="T2">const RABAT =0.15;</text:span><text:span text:style-name="T1">________________________________________________</text:span></text:p>
      <text:p text:style-name="Standard"><text:span text:style-name="T1">_________________________</text:span><text:span text:style-name="T2">let cena po rabacie(cena-cena * RABAT);</text:span><text:span text:style-name="T1">__________________________________________</text:span></text:p>
      <text:p text:style-name="Standard"><text:span text:style-name="T1">___________________________________</text:span><text:span text:style-name="T2">documnet.write(cena po rabace) „+” (cena)</text:span><text:span text:style-name="T1">___________________________</text:span></text:p>
      <text:p text:style-name="Standard"><text:span text:style-name="T4">Zadanie 8 (4 pkt)</text:span></text:p>
      <text:p text:style-name="Standard"><text:span text:style-name="T1">Napisz kod, który sprawdza, czy liczba jest parzysta. Użyj operatora modulo (%).</text:span></text:p>
      <text:p text:style-name="Standard"><text:span text:style-name="T5"><text:s/>let liczba = 17; </text:span></text:p>
      <text:p text:style-name="Standard"><text:span text:style-name="T5"><text:s text:c="2"/></text:span></text:p>
      <text:p text:style-name="Standard"><text:span text:style-name="T5"><text:s/>// Napisz kod, który sprawdza parzystość i wyświetla wynik </text:span></text:p>
      <text:p text:style-name="P3"><text:span text:style-name="T1">______</text:span><text:span text:style-name="T2">let liczba = 17</text:span><text:span text:style-name="T1">__</text:span></text:p>
      <text:p text:style-name="P3"><text:span text:style-name="T2">if liczba%2==0</text:span></text:p>
      <text:p text:style-name="P3"><text:span text:style-name="T2">document.write(liczba jest parzysta)</text:span><text:span text:style-name="T1">___________________________________________________________</text:span></text:p>
      <text:p text:style-name="Standard"><text:span text:style-name="T2">else <text:s/>document.write(liczba nie parzysta</text:span><text:span text:style-name="T1">___________________________________________________________________</text:span></text:p>
      <text:p text:style-name="Standard"><text:span text:style-name="T1">___________________________________________________________________</text:span></text:p>
      <text:p text:style-name="Standard"><text:span text:style-name="T4">Zadanie 9 (4 pkt)</text:span></text:p>
      <text:p text:style-name="Standard"><text:span text:style-name="T1">Napisz kod, który oblicza pole prostokąta. Użyj const dla długości i szerokości.</text:span></text:p>
      <text:p text:style-name="Standard"><text:span text:style-name="T5"><text:s/>// const dlugosc = ?; </text:span></text:p>
      <text:p text:style-name="Standard"><text:span text:style-name="T5"><text:s/>// const szerokosc = ?; </text:span></text:p>
      <text:p text:style-name="Standard"><text:span text:style-name="T5"><text:s/>// let pole = ?; </text:span></text:p>
      <text:p text:style-name="Standard"><text:span text:style-name="T5"><text:s/>// console.log(?); </text:span></text:p>
      <text:p text:style-name="Standard"><text:span text:style-name="T1">______________</text:span><text:span text:style-name="T2">const długość = 11</text:span><text:span text:style-name="T1">_____________________________________________________</text:span></text:p>
      <text:p text:style-name="P3"><text:span text:style-name="T1">_______________</text:span><text:span text:style-name="T2">const szerokosc 12</text:span></text:p>
      <text:p text:style-name="P3"><text:span text:style-name="T2">let pole kwadratu =(długośc*szerokosc)</text:span></text:p>
      <text:p text:style-name="P3"><text:span text:style-name="T2">document.write(pole kwadratu)</text:span><text:span text:style-name="T1">____________________________________________</text:span></text:p>
      <text:p text:style-name="Standard"><text:span text:style-name="T1">___________________________________________________________________</text:span></text:p>
      <text:p text:style-name="Standard"><text:span text:style-name="T4">Zadanie 10 (4 pkt)</text:span></text:p>
      <text:p text:style-name="Standard"><text:span text:style-name="T1">Napisz kod używający operatorów inkrementacji (++), aby utworzyć sekwencję liczb:</text:span></text:p>
      <text:list xml:id="list135150528622076" text:continue-numbering="true" text:style-name="WWNum1">
        <text:list-item>
          <text:p text:style-name="P1"><text:span text:style-name="T1">Utwórz zmienną 'licznik' z wartością 5</text:span></text:p>
        </text:list-item>
        <text:list-item>
          <text:p text:style-name="P1"><text:span text:style-name="T1">Zwiększ ją o 1 (użyj ++)</text:span></text:p>
        </text:list-item>
        <text:list-item>
          <text:p text:style-name="P1"><text:span text:style-name="T1">Wyświetl wartość</text:span></text:p>
        </text:list-item>
        <text:list-item>
          <text:p text:style-name="P1"><text:span text:style-name="T1">Zwiększ jeszcze raz i wyświetl</text:span></text:p>
        </text:list-item>
        <text:list-item>
          <text:p text:style-name="P1"><text:span text:style-name="T1">Zmniejsz o 1 (użyj --) i wyświetl</text:span></text:p>
        </text:list-item>
      </text:list>
      <text:p text:style-name="Standard"><text:span text:style-name="T5"><text:s/>// Napisz kod tutaj: </text:span></text:p>
      <text:p text:style-name="P3"><text:span text:style-name="T1">___________</text:span><text:span text:style-name="T2">let licznik =5;</text:span></text:p>
      <text:p text:style-name="P3"><text:span text:style-name="T2">let licznik++</text:span></text:p>
      <text:p text:style-name="P3"><text:span text:style-name="T2">document.write</text:span><text:span text:style-name="T3">(licznik)</text:span><text:span text:style-name="T2"> </text:span><text:span text:style-name="T1">________________________________________________________</text:span></text:p>
      <text:p text:style-name="P5"><text:span text:style-name="T1">__</text:span><text:span text:style-name="T3">let licznik++</text:span><text:span text:style-name="T1">__</text:span></text:p>
      <text:p text:style-name="P5"><text:span text:style-name="T2">document.write</text:span><text:span text:style-name="T3">(licznik)</text:span><text:span text:style-name="T1">_______________________________________________________________</text:span></text:p>
      <text:p text:style-name="P5"><text:span text:style-name="T1">__</text:span><text:span text:style-name="T3">let licznik--</text:span></text:p>
      <text:p text:style-name="P5"><text:span text:style-name="T2">document.write</text:span><text:span text:style-name="T3">(licznik)</text:span><text:span text:style-name="T1">_________________________________________________________________</text:span></text:p>
      <text:p text:style-name="Standard"><text:span text:style-name="T1">___________________________________________________________________</text:span></text:p>
      <text:h text:style-name="Heading_20_2" text:outline-level="2"><text:span text:style-name="T1">Część 4: Zadanie praktyczne</text:span></text:h>
      <text:p text:style-name="Standard"><text:span text:style-name="T4">Zadanie 11 (6 pkt) – Kalkulator czasu</text:span></text:p>
      <text:p text:style-name="Standard"><text:span text:style-name="T1">Napisz program, który konwertuje sekundy na minuty i sekundy:</text:span></text:p>
      <text:list xml:id="list135150283938175" text:continue-numbering="true" text:style-name="WWNum1">
        <text:list-item>
          <text:p text:style-name="P1"><text:span text:style-name="T1">Utwórz stałą lub zmienną z liczbą sekund (np. 135)</text:span></text:p>
        </text:list-item>
        <text:list-item>
          <text:p text:style-name="P1"><text:span text:style-name="T1">Oblicz ile to minut (użyj Math.floor() lub dzielenie całkowite)</text:span></text:p>
        </text:list-item>
        <text:list-item>
          <text:p text:style-name="P1"><text:span text:style-name="T1">Oblicz pozostałe sekundy (użyj operatora modulo %)</text:span></text:p>
        </text:list-item>
        <text:list-item>
          <text:p text:style-name="P1"><text:span text:style-name="T1">Wyświetl wynik w formacie: '135 sekund to 2 minuty i 15 sekund'</text:span></text:p>
        </text:list-item>
      </text:list>
      <text:p text:style-name="Standard"><text:span text:style-name="T5"><text:s/>// Napisz kod tutaj: </text:span></text:p>
      <text:list xml:id="list3591448087" text:style-name="L1">
        <text:list-item>
          <text:p text:style-name="P6"><text:soft-page-break/><text:span text:style-name="T1">______________</text:span><text:span text:style-name="T3">let liczba <text:s text:c="7"/>sekund=135;</text:span><text:span text:style-name="T1">_____________________________________________________</text:span></text:p>
        </text:list-item>
      </text:list>
      <text:p text:style-name="P5"><text:span text:style-name="T1">________________</text:span><text:span text:style-name="T3">let godzina= math.foor (3600 :liczba sekund)</text:span></text:p>
      <text:p text:style-name="P5"><text:span text:style-name="T3">document.write(godzina)</text:span><text:span text:style-name="T1">________________________________________________</text:span></text:p>
      <text:p text:style-name="Standard"><text:span text:style-name="T1">___________________________________________________________________</text:span></text:p>
      <text:p text:style-name="Standard"><text:span text:style-name="T1">___________________________________________________________________</text:span></text:p>
      <text:p text:style-name="Standard"><text:span text:style-name="T1">___________________________________________________________________</text:span></text:p>
      <text:p text:style-name="Standard"><text:span text:style-name="T1">___________________________________________________________________</text:span></text:p>
      <text:h text:style-name="Heading_20_2" text:outline-level="2"><text:span text:style-name="T1">Podsumowanie</text:span></text:h>
      <text:p text:style-name="Standard"><text:span text:style-name="T4">Suma punktów: 34</text:span></text:p>
      <text:p text:style-name="Standard"><text:span text:style-name="T1">Część 1: 8 pkt</text:span></text:p>
      <text:p text:style-name="Standard"><text:span text:style-name="T1">Część 2: 6 pkt</text:span></text:p>
      <text:p text:style-name="Standard"><text:span text:style-name="T1">Część 3: 16 pkt</text:span></text:p>
      <text:p text:style-name="Standard"><text:span text:style-name="T1">Część 4: 6 pkt</text:span></text:p>
      <text:p text:style-name="P2"/>
      <text:p text:style-name="Standard"><text:span text:style-name="T1">Powo</text:span><text:bookmark text:name="_GoBack"/><text:span text:style-name="T1">dzenia! </text:span><text:span text:style-name="T6">🚀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default-outline-level="1" style:list-style-name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color="#2e74b5" loext:opacity="100%" fo:font-size="16pt" style:font-size-asian="16pt" style:font-size-complex="16pt"/>
    </style:style>
    <style:style style:name="Heading_20_2" style:display-name="Heading 2" style:family="paragraph" style:default-outline-level="2" style:list-style-name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color="#2e74b5" loext:opacity="100%" fo:font-size="13pt" style:font-size-asian="13pt" style:font-size-complex="13pt"/>
    </style:style>
    <style:style style:name="Heading_20_3" style:display-name="Heading 3" style:family="paragraph" style:default-outline-level="3" style:list-style-name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color="#1f4d78" loext:opacity="100%" fo:font-size="12pt" style:font-size-asian="12pt" style:font-size-complex="12pt"/>
    </style:style>
    <style:style style:name="Heading_20_4" style:display-name="Heading 4" style:family="paragraph" style:default-outline-level="4" style:list-style-name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default-outline-level="5" style:list-style-name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color="#2e74b5" loext:opacity="100%"/>
    </style:style>
    <style:style style:name="Heading_20_6" style:display-name="Heading 6" style:family="paragraph" style:default-outline-level="6" style:list-style-name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color="#1f4d78" loext:opacity="100%"/>
    </style:style>
    <style:style style:name="Title" style:family="paragraph" style:class="chapter">
      <style:paragraph-properties fo:margin-top="0cm" fo:margin-bottom="0cm" style:contextual-spacing="false" fo:text-align="start" style:justify-single-word="false" fo:orphans="2" fo:widows="2" style:writing-mode="lr-tb"/>
      <style:text-properties fo:font-size="28pt" style:font-size-asian="28pt" style:font-size-complex="28pt"/>
    </style:style>
    <style:style style:name="Pogrubienie1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font-weight="bold" style:font-weight-asian="bold" style:font-weight-complex="bold"/>
    </style:style>
    <style:style style:name="List_20_Paragraph" style:display-name="List Paragraph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Footnote" style:family="paragraph" loext:linked-style-name="Tekst_20_przypisu_20_dolnego_20_Znak" style:class="extra">
      <style:paragraph-properties fo:margin-top="0cm" fo:margin-bottom="0cm" style:contextual-spacing="false" fo:text-align="start" style:justify-single-word="false" fo:orphans="2" fo:widows="2" style:writing-mode="lr-tb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l" fo:country="PL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ekst_20_przypisu_20_dolnego_20_Znak" style:display-name="Tekst przypisu dolnego Znak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n-named</meta:initial-creator>
    <meta:editing-cycles>3</meta:editing-cycles>
    <meta:creation-date>2025-11-03T11:08:00</meta:creation-date>
    <dc:date>2025-11-04T13:51:48.929000000</dc:date>
    <meta:editing-duration>PT11M18S</meta:editing-duration>
    <meta:generator>LibreOffice/7.3.0.3$Windows_X86_64 LibreOffice_project/0f246aa12d0eee4a0f7adcefbf7c878fc2238db3</meta:generator>
    <meta:document-statistic meta:table-count="0" meta:image-count="0" meta:object-count="0" meta:page-count="3" meta:paragraph-count="119" meta:word-count="592" meta:character-count="5667" meta:non-whitespace-character-count="5152"/>
    <meta:user-defined meta:name="AppVersion">16.0000</meta:user-defined>
    <meta:user-defined meta:name="Company">ZSTI</meta:user-defined>
    <meta:template xlink:type="simple" xlink:actuate="onRequest" xlink:title="Normal" xlink:href=""/>
  </office:meta>
</office:document-meta>
</file>